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7.95pt"/>
    </style:style>
    <style:style style:name="co3" style:family="table-column">
      <style:table-column-properties fo:break-before="auto" style:column-width="82.0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ox F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ch.1 volt</text:p>
          </table:table-cell>
          <table:table-cell office:value-type="string" calcext:value-type="string">
            <text:p>ch.2 volt</text:p>
          </table:table-cell>
          <table:table-cell office:value-type="string" calcext:value-type="string">
            <text:p>phase difference</text:p>
          </table:table-cell>
          <table:table-cell office:value-type="string" calcext:value-type="string">
            <text:p>Resistance</text:p>
          </table:table-cell>
        </table:table-row>
        <table:table-row table:style-name="ro1">
          <table:table-cell office:value-type="float" office:value="489.6" calcext:value-type="float">
            <text:p>489.6</text:p>
          </table:table-cell>
          <table:table-cell office:value-type="float" office:value="1.52" calcext:value-type="float">
            <text:p>1.52</text:p>
          </table:table-cell>
          <table:table-cell office:value-type="float" office:value="0.46" calcext:value-type="float">
            <text:p>0.46</text:p>
          </table:table-cell>
          <table:table-cell office:value-type="float" office:value="177" calcext:value-type="float">
            <text:p>177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541.2" calcext:value-type="float">
            <text:p>541.2</text:p>
          </table:table-cell>
          <table:table-cell office:value-type="float" office:value="1.48" calcext:value-type="float">
            <text:p>1.48</text:p>
          </table:table-cell>
          <table:table-cell table:formula="of:=[.C2]" office:value-type="float" office:value="0.46" calcext:value-type="float">
            <text:p>0.46</text:p>
          </table:table-cell>
          <table:table-cell office:value-type="float" office:value="176" calcext:value-type="float">
            <text:p>17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600.2" calcext:value-type="float">
            <text:p>600.2</text:p>
          </table:table-cell>
          <table:table-cell office:value-type="float" office:value="1.48" calcext:value-type="float">
            <text:p>1.48</text:p>
          </table:table-cell>
          <table:table-cell table:formula="of:=[.C2]" office:value-type="float" office:value="0.46" calcext:value-type="float">
            <text:p>0.46</text:p>
          </table:table-cell>
          <table:table-cell office:value-type="float" office:value="176" calcext:value-type="float">
            <text:p>17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803.9" calcext:value-type="float">
            <text:p>803.9</text:p>
          </table:table-cell>
          <table:table-cell office:value-type="float" office:value="1.48" calcext:value-type="float">
            <text:p>1.48</text:p>
          </table:table-cell>
          <table:table-cell table:formula="of:=[.C2]" office:value-type="float" office:value="0.46" calcext:value-type="float">
            <text:p>0.46</text:p>
          </table:table-cell>
          <table:table-cell office:value-type="float" office:value="175" calcext:value-type="float">
            <text:p>175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916.3" calcext:value-type="float">
            <text:p>916.3</text:p>
          </table:table-cell>
          <table:table-cell office:value-type="float" office:value="1.48" calcext:value-type="float">
            <text:p>1.48</text:p>
          </table:table-cell>
          <table:table-cell table:formula="of:=[.C2]" office:value-type="float" office:value="0.46" calcext:value-type="float">
            <text:p>0.46</text:p>
          </table:table-cell>
          <table:table-cell office:value-type="float" office:value="174" calcext:value-type="float">
            <text:p>174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023.8" calcext:value-type="float">
            <text:p>1023.8</text:p>
          </table:table-cell>
          <table:table-cell office:value-type="float" office:value="1.48" calcext:value-type="float">
            <text:p>1.48</text:p>
          </table:table-cell>
          <table:table-cell table:formula="of:=[.C2]" office:value-type="float" office:value="0.46" calcext:value-type="float">
            <text:p>0.46</text:p>
          </table:table-cell>
          <table:table-cell office:value-type="float" office:value="173" calcext:value-type="float">
            <text:p>173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396.6" calcext:value-type="float">
            <text:p>1396.6</text:p>
          </table:table-cell>
          <table:table-cell office:value-type="float" office:value="1.52" calcext:value-type="float">
            <text:p>1.52</text:p>
          </table:table-cell>
          <table:table-cell table:formula="of:=[.C2]" office:value-type="float" office:value="0.46" calcext:value-type="float">
            <text:p>0.46</text:p>
          </table:table-cell>
          <table:table-cell office:value-type="float" office:value="166" calcext:value-type="float">
            <text:p>16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921.7" calcext:value-type="float">
            <text:p>1921.7</text:p>
          </table:table-cell>
          <table:table-cell office:value-type="float" office:value="1.52" calcext:value-type="float">
            <text:p>1.52</text:p>
          </table:table-cell>
          <table:table-cell table:formula="of:=[.C2]" office:value-type="float" office:value="0.46" calcext:value-type="float">
            <text:p>0.46</text:p>
          </table:table-cell>
          <table:table-cell office:value-type="float" office:value="166" calcext:value-type="float">
            <text:p>16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472.5" calcext:value-type="float">
            <text:p>2472.5</text:p>
          </table:table-cell>
          <table:table-cell office:value-type="float" office:value="1.48" calcext:value-type="float">
            <text:p>1.48</text:p>
          </table:table-cell>
          <table:table-cell table:formula="of:=[.C2]" office:value-type="float" office:value="0.46" calcext:value-type="float">
            <text:p>0.46</text:p>
          </table:table-cell>
          <table:table-cell office:value-type="float" office:value="162" calcext:value-type="float">
            <text:p>1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2953.2" calcext:value-type="float">
            <text:p>2953.2</text:p>
          </table:table-cell>
          <table:table-cell office:value-type="float" office:value="1.4" calcext:value-type="float">
            <text:p>1.4</text:p>
          </table:table-cell>
          <table:table-cell office:value-type="float" office:value="0.62" calcext:value-type="float">
            <text:p>0.62</text:p>
          </table:table-cell>
          <table:table-cell office:value-type="float" office:value="158" calcext:value-type="float">
            <text:p>158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408.5" calcext:value-type="float">
            <text:p>3408.5</text:p>
          </table:table-cell>
          <table:table-cell office:value-type="float" office:value="1.36" calcext:value-type="float">
            <text:p>1.36</text:p>
          </table:table-cell>
          <table:table-cell office:value-type="float" office:value="0.64" calcext:value-type="float">
            <text:p>0.64</text:p>
          </table:table-cell>
          <table:table-cell office:value-type="float" office:value="155" calcext:value-type="float">
            <text:p>155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519.7" calcext:value-type="float">
            <text:p>5519.7</text:p>
          </table:table-cell>
          <table:table-cell office:value-type="float" office:value="1.36" calcext:value-type="float">
            <text:p>1.36</text:p>
          </table:table-cell>
          <table:table-cell office:value-type="float" office:value="0.72" calcext:value-type="float">
            <text:p>0.72</text:p>
          </table:table-cell>
          <table:table-cell office:value-type="float" office:value="147" calcext:value-type="float">
            <text:p>147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537.6" calcext:value-type="float">
            <text:p>7537.6</text:p>
          </table:table-cell>
          <table:table-cell office:value-type="float" office:value="1.32" calcext:value-type="float">
            <text:p>1.32</text:p>
          </table:table-cell>
          <table:table-cell office:value-type="float" office:value="0.8" calcext:value-type="float">
            <text:p>0.8</text:p>
          </table:table-cell>
          <table:table-cell office:value-type="float" office:value="139" calcext:value-type="float">
            <text:p>13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9651.6" calcext:value-type="float">
            <text:p>9651.6</text:p>
          </table:table-cell>
          <table:table-cell office:value-type="float" office:value="1.28" calcext:value-type="float">
            <text:p>1.28</text:p>
          </table:table-cell>
          <table:table-cell office:value-type="float" office:value="0.9" calcext:value-type="float">
            <text:p>0.9</text:p>
          </table:table-cell>
          <table:table-cell office:value-type="float" office:value="131" calcext:value-type="float">
            <text:p>131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14558" calcext:value-type="float">
            <text:p>14558</text:p>
          </table:table-cell>
          <table:table-cell office:value-type="float" office:value="1.2" calcext:value-type="float">
            <text:p>1.2</text:p>
          </table:table-cell>
          <table:table-cell office:value-type="float" office:value="1.12" calcext:value-type="float">
            <text:p>1.12</text:p>
          </table:table-cell>
          <table:table-cell office:value-type="float" office:value="119" calcext:value-type="float">
            <text:p>119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34420" calcext:value-type="float">
            <text:p>34420</text:p>
          </table:table-cell>
          <table:table-cell office:value-type="float" office:value="0.84" calcext:value-type="float">
            <text:p>0.84</text:p>
          </table:table-cell>
          <table:table-cell office:value-type="float" office:value="1.6" calcext:value-type="float">
            <text:p>1.6</text:p>
          </table:table-cell>
          <table:table-cell office:value-type="float" office:value="106" calcext:value-type="float">
            <text:p>10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55388" calcext:value-type="float">
            <text:p>55388</text:p>
          </table:table-cell>
          <table:table-cell office:value-type="float" office:value="0.6" calcext:value-type="float">
            <text:p>0.6</text:p>
          </table:table-cell>
          <table:table-cell office:value-type="float" office:value="1.7" calcext:value-type="float">
            <text:p>1.7</text:p>
          </table:table-cell>
          <table:table-cell office:value-type="float" office:value="104" calcext:value-type="float">
            <text:p>10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float" office:value="75216" calcext:value-type="float">
            <text:p>75216</text:p>
          </table:table-cell>
          <table:table-cell office:value-type="float" office:value="0.8" calcext:value-type="float">
            <text:p>0.8</text:p>
          </table:table-cell>
          <table:table-cell office:value-type="float" office:value="1.64" calcext:value-type="float">
            <text:p>1.64</text:p>
          </table:table-cell>
          <table:table-cell office:value-type="float" office:value="99.8" calcext:value-type="float">
            <text:p>99.8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96127" calcext:value-type="float">
            <text:p>96127</text:p>
          </table:table-cell>
          <table:table-cell office:value-type="float" office:value="0.68" calcext:value-type="float">
            <text:p>0.68</text:p>
          </table:table-cell>
          <table:table-cell office:value-type="float" office:value="1.68" calcext:value-type="float">
            <text:p>1.68</text:p>
          </table:table-cell>
          <table:table-cell office:value-type="float" office:value="99.7" calcext:value-type="float">
            <text:p>99.7</text:p>
          </table:table-cell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float" office:value="19185" calcext:value-type="float">
            <text:p>19185</text:p>
          </table:table-cell>
          <table:table-cell office:value-type="float" office:value="1.48" calcext:value-type="float">
            <text:p>1.48</text:p>
          </table:table-cell>
          <table:table-cell office:value-type="float" office:value="0.88" calcext:value-type="float">
            <text:p>0.88</text:p>
          </table:table-cell>
          <table:table-cell office:value-type="float" office:value="112" calcext:value-type="float">
            <text:p>112</text:p>
          </table:table-cell>
          <table:table-cell office:value-type="float" office:value="500" calcext:value-type="float">
            <text:p>500</text:p>
          </table:table-cell>
        </table:table-row>
      </table:table>
      <table:table table:name="Box A" table:style-name="ta1">
        <table:table-column table:style-name="co1" table:number-columns-repeated="3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freq</text:p>
          </table:table-cell>
          <table:table-cell office:value-type="string" calcext:value-type="string">
            <text:p>ch1. Volt</text:p>
          </table:table-cell>
          <table:table-cell office:value-type="string" calcext:value-type="string">
            <text:p>ch2 volt</text:p>
          </table:table-cell>
          <table:table-cell office:value-type="string" calcext:value-type="string">
            <text:p>phase difference</text:p>
          </table:table-cell>
          <table:table-cell office:value-type="string" calcext:value-type="string">
            <text:p>Resistance</text:p>
          </table:table-cell>
        </table:table-row>
        <table:table-row table:style-name="ro1">
          <table:table-cell office:value-type="float" office:value="40000" calcext:value-type="float">
            <text:p>40000</text:p>
          </table:table-cell>
          <table:table-cell office:value-type="float" office:value="0.312" calcext:value-type="float">
            <text:p>0.312</text:p>
          </table:table-cell>
          <table:table-cell office:value-type="float" office:value="2.16" calcext:value-type="float">
            <text:p>2.16</text:p>
          </table:table-cell>
          <table:table-cell office:value-type="float" office:value="101" calcext:value-type="float">
            <text:p>101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36320" calcext:value-type="float">
            <text:p>36320</text:p>
          </table:table-cell>
          <table:table-cell office:value-type="float" office:value="0.328" calcext:value-type="float">
            <text:p>0.328</text:p>
          </table:table-cell>
          <table:table-cell office:value-type="float" office:value="2.16" calcext:value-type="float">
            <text:p>2.16</text:p>
          </table:table-cell>
          <table:table-cell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33880" calcext:value-type="float">
            <text:p>33880</text:p>
          </table:table-cell>
          <table:table-cell office:value-type="float" office:value="0.352" calcext:value-type="float">
            <text:p>0.352</text:p>
          </table:table-cell>
          <table:table-cell office:value-type="float" office:value="2.16" calcext:value-type="float">
            <text:p>2.16</text:p>
          </table:table-cell>
          <table:table-cell office:value-type="float" office:value="101" calcext:value-type="float">
            <text:p>101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31300" calcext:value-type="float">
            <text:p>31300</text:p>
          </table:table-cell>
          <table:table-cell office:value-type="float" office:value="0.37" calcext:value-type="float">
            <text:p>0.37</text:p>
          </table:table-cell>
          <table:table-cell office:value-type="float" office:value="2.16" calcext:value-type="float">
            <text:p>2.16</text:p>
          </table:table-cell>
          <table:table-cell office:value-type="float" office:value="100" calcext:value-type="float">
            <text:p>1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9180" calcext:value-type="float">
            <text:p>29180</text:p>
          </table:table-cell>
          <table:table-cell office:value-type="float" office:value="0.4" calcext:value-type="float">
            <text:p>0.4</text:p>
          </table:table-cell>
          <table:table-cell office:value-type="float" office:value="2.16" calcext:value-type="float">
            <text:p>2.16</text:p>
          </table:table-cell>
          <table:table-cell office:value-type="float" office:value="99" calcext:value-type="float">
            <text:p>99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6490" calcext:value-type="float">
            <text:p>26490</text:p>
          </table:table-cell>
          <table:table-cell office:value-type="float" office:value="0.432" calcext:value-type="float">
            <text:p>0.432</text:p>
          </table:table-cell>
          <table:table-cell office:value-type="float" office:value="2.16" calcext:value-type="float">
            <text:p>2.16</text:p>
          </table:table-cell>
          <table:table-cell office:value-type="float" office:value="98.1" calcext:value-type="float">
            <text:p>98.1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3780" calcext:value-type="float">
            <text:p>23780</text:p>
          </table:table-cell>
          <table:table-cell office:value-type="float" office:value="0.48" calcext:value-type="float">
            <text:p>0.48</text:p>
          </table:table-cell>
          <table:table-cell office:value-type="float" office:value="2.16" calcext:value-type="float">
            <text:p>2.16</text:p>
          </table:table-cell>
          <table:table-cell office:value-type="float" office:value="97.5" calcext:value-type="float">
            <text:p>97.5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20270" calcext:value-type="float">
            <text:p>20270</text:p>
          </table:table-cell>
          <table:table-cell office:value-type="float" office:value="0.58" calcext:value-type="float">
            <text:p>0.58</text:p>
          </table:table-cell>
          <table:table-cell office:value-type="float" office:value="2.16" calcext:value-type="float">
            <text:p>2.16</text:p>
          </table:table-cell>
          <table:table-cell office:value-type="float" office:value="96.5" calcext:value-type="float">
            <text:p>96.5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8850" calcext:value-type="float">
            <text:p>18850</text:p>
          </table:table-cell>
          <table:table-cell office:value-type="float" office:value="0.6" calcext:value-type="float">
            <text:p>0.6</text:p>
          </table:table-cell>
          <table:table-cell office:value-type="float" office:value="2.08" calcext:value-type="float">
            <text:p>2.08</text:p>
          </table:table-cell>
          <table:table-cell office:value-type="float" office:value="96.3" calcext:value-type="float">
            <text:p>96.3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5900" calcext:value-type="float">
            <text:p>15900</text:p>
          </table:table-cell>
          <table:table-cell office:value-type="float" office:value="0.7" calcext:value-type="float">
            <text:p>0.7</text:p>
          </table:table-cell>
          <table:table-cell office:value-type="float" office:value="2.08" calcext:value-type="float">
            <text:p>2.08</text:p>
          </table:table-cell>
          <table:table-cell office:value-type="float" office:value="95.6" calcext:value-type="float">
            <text:p>95.6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3810" calcext:value-type="float">
            <text:p>13810</text:p>
          </table:table-cell>
          <table:table-cell office:value-type="float" office:value="0.78" calcext:value-type="float">
            <text:p>0.78</text:p>
          </table:table-cell>
          <table:table-cell office:value-type="float" office:value="2.08" calcext:value-type="float">
            <text:p>2.08</text:p>
          </table:table-cell>
          <table:table-cell office:value-type="float" office:value="96.5" calcext:value-type="float">
            <text:p>96.5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11460" calcext:value-type="float">
            <text:p>11460</text:p>
          </table:table-cell>
          <table:table-cell office:value-type="float" office:value="0.92" calcext:value-type="float">
            <text:p>0.92</text:p>
          </table:table-cell>
          <table:table-cell office:value-type="float" office:value="2" calcext:value-type="float">
            <text:p>2</text:p>
          </table:table-cell>
          <table:table-cell office:value-type="float" office:value="94.1" calcext:value-type="float">
            <text:p>94.1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8480" calcext:value-type="float">
            <text:p>8480</text:p>
          </table:table-cell>
          <table:table-cell office:value-type="float" office:value="1.12" calcext:value-type="float">
            <text:p>1.12</text:p>
          </table:table-cell>
          <table:table-cell office:value-type="float" office:value="1.92" calcext:value-type="float">
            <text:p>1.92</text:p>
          </table:table-cell>
          <table:table-cell office:value-type="float" office:value="93" calcext:value-type="float">
            <text:p>93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503.5" calcext:value-type="float">
            <text:p>503.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96.4" calcext:value-type="float">
            <text:p>96.4</text:p>
          </table:table-cell>
          <table:table-cell office:value-type="float" office:value="4000" calcext:value-type="float">
            <text:p>4000</text:p>
          </table:table-cell>
        </table:table-row>
        <table:table-row table:style-name="ro1">
          <table:table-cell office:value-type="float" office:value="544.55" calcext:value-type="float">
            <text:p>544.55</text:p>
          </table:table-cell>
          <table:table-cell office:value-type="float" office:value="1.92" calcext:value-type="float">
            <text:p>1.92</text:p>
          </table:table-cell>
          <table:table-cell office:value-type="float" office:value="2.16" calcext:value-type="float">
            <text:p>2.16</text:p>
          </table:table-cell>
          <table:table-cell office:value-type="float" office:value="96.9" calcext:value-type="float">
            <text:p>96.9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603.7" calcext:value-type="float">
            <text:p>603.7</text:p>
          </table:table-cell>
          <table:table-cell office:value-type="float" office:value="1.84" calcext:value-type="float">
            <text:p>1.84</text:p>
          </table:table-cell>
          <table:table-cell office:value-type="float" office:value="2.24" calcext:value-type="float">
            <text:p>2.24</text:p>
          </table:table-cell>
          <table:table-cell office:value-type="float" office:value="97" calcext:value-type="float">
            <text:p>97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.76" calcext:value-type="float">
            <text:p>1.76</text:p>
          </table:table-cell>
          <table:table-cell office:value-type="float" office:value="2.32" calcext:value-type="float">
            <text:p>2.32</text:p>
          </table:table-cell>
          <table:table-cell office:value-type="float" office:value="98.6" calcext:value-type="float">
            <text:p>98.6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708.8" calcext:value-type="float">
            <text:p>708.8</text:p>
          </table:table-cell>
          <table:table-cell office:value-type="float" office:value="1.68" calcext:value-type="float">
            <text:p>1.68</text:p>
          </table:table-cell>
          <table:table-cell office:value-type="float" office:value="2.4" calcext:value-type="float">
            <text:p>2.4</text:p>
          </table:table-cell>
          <table:table-cell office:value-type="float" office:value="96.4" calcext:value-type="float">
            <text:p>96.4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756.8" calcext:value-type="float">
            <text:p>756.8</text:p>
          </table:table-cell>
          <table:table-cell office:value-type="float" office:value="1.6" calcext:value-type="float">
            <text:p>1.6</text:p>
          </table:table-cell>
          <table:table-cell office:value-type="float" office:value="2.4" calcext:value-type="float">
            <text:p>2.4</text:p>
          </table:table-cell>
          <table:table-cell office:value-type="float" office:value="97.5" calcext:value-type="float">
            <text:p>97.5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815.8" calcext:value-type="float">
            <text:p>815.8</text:p>
          </table:table-cell>
          <table:table-cell office:value-type="float" office:value="1.52" calcext:value-type="float">
            <text:p>1.52</text:p>
          </table:table-cell>
          <table:table-cell office:value-type="float" office:value="2.48" calcext:value-type="float">
            <text:p>2.48</text:p>
          </table:table-cell>
          <table:table-cell office:value-type="float" office:value="99" calcext:value-type="float">
            <text:p>99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3968" calcext:value-type="float">
            <text:p>3968</text:p>
          </table:table-cell>
          <table:table-cell office:value-type="float" office:value="0.44" calcext:value-type="float">
            <text:p>0.44</text:p>
          </table:table-cell>
          <table:table-cell office:value-type="float" office:value="2.88" calcext:value-type="float">
            <text:p>2.88</text:p>
          </table:table-cell>
          <table:table-cell office:value-type="float" office:value="103" calcext:value-type="float">
            <text:p>103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4969" calcext:value-type="float">
            <text:p>4969</text:p>
          </table:table-cell>
          <table:table-cell office:value-type="float" office:value="0.36" calcext:value-type="float">
            <text:p>0.36</text:p>
          </table:table-cell>
          <table:table-cell office:value-type="float" office:value="2.88" calcext:value-type="float">
            <text:p>2.88</text:p>
          </table:table-cell>
          <table:table-cell office:value-type="float" office:value="113" calcext:value-type="float">
            <text:p>113</text:p>
          </table:table-cell>
          <table:table-cell office:value-type="float" office:value="40000" calcext:value-type="float">
            <text:p>40000</text:p>
          </table:table-cell>
        </table:table-row>
        <table:table-row table:style-name="ro1">
          <table:table-cell office:value-type="float" office:value="50440" calcext:value-type="float">
            <text:p>50440</text:p>
          </table:table-cell>
          <table:table-cell office:value-type="float" office:value="0.024" calcext:value-type="float">
            <text:p>0.024</text:p>
          </table:table-cell>
          <table:table-cell office:value-type="float" office:value="0.04" calcext:value-type="float">
            <text:p>0.04</text:p>
          </table:table-cell>
          <table:table-cell office:value-type="float" office:value="89.5" calcext:value-type="float">
            <text:p>89.5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60420" calcext:value-type="float">
            <text:p>60420</text:p>
          </table:table-cell>
          <table:table-cell office:value-type="float" office:value="0.0208" calcext:value-type="float">
            <text:p>0.0208</text:p>
          </table:table-cell>
          <table:table-cell office:value-type="float" office:value="0.0432" calcext:value-type="float">
            <text:p>0.0432</text:p>
          </table:table-cell>
          <table:table-cell office:value-type="float" office:value="92.2" calcext:value-type="float">
            <text:p>92.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70630" calcext:value-type="float">
            <text:p>70630</text:p>
          </table:table-cell>
          <table:table-cell office:value-type="float" office:value="0.0192" calcext:value-type="float">
            <text:p>0.0192</text:p>
          </table:table-cell>
          <table:table-cell office:value-type="float" office:value="0.0448" calcext:value-type="float">
            <text:p>0.0448</text:p>
          </table:table-cell>
          <table:table-cell office:value-type="float" office:value="94.6" calcext:value-type="float">
            <text:p>94.6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81250" calcext:value-type="float">
            <text:p>81250</text:p>
          </table:table-cell>
          <table:table-cell office:value-type="float" office:value="0.0176" calcext:value-type="float">
            <text:p>0.0176</text:p>
          </table:table-cell>
          <table:table-cell office:value-type="float" office:value="0.0456" calcext:value-type="float">
            <text:p>0.0456</text:p>
          </table:table-cell>
          <table:table-cell office:value-type="float" office:value="99.4" calcext:value-type="float">
            <text:p>99.4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90900" calcext:value-type="float">
            <text:p>90900</text:p>
          </table:table-cell>
          <table:table-cell office:value-type="float" office:value="0.016" calcext:value-type="float">
            <text:p>0.016</text:p>
          </table:table-cell>
          <table:table-cell office:value-type="float" office:value="0.0464" calcext:value-type="float">
            <text:p>0.0464</text:p>
          </table:table-cell>
          <table:table-cell office:value-type="float" office:value="101" calcext:value-type="float">
            <text:p>101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float" office:value="101590" calcext:value-type="float">
            <text:p>101590</text:p>
          </table:table-cell>
          <table:table-cell office:value-type="float" office:value="0.0152" calcext:value-type="float">
            <text:p>0.0152</text:p>
          </table:table-cell>
          <table:table-cell office:value-type="float" office:value="0.0472" calcext:value-type="float">
            <text:p>0.0472</text:p>
          </table:table-cell>
          <table:table-cell office:value-type="float" office:value="103" calcext:value-type="float">
            <text:p>103</text:p>
          </table:table-cell>
          <table:table-cell office:value-type="float" office:value="700" calcext:value-type="float">
            <text:p>700</text:p>
          </table:table-cell>
        </table:table-row>
      </table:table>
      <table:table table:name="Box E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0T13:43:47.637308097</meta:creation-date>
    <dc:date>2018-07-11T09:56:52.852116658</dc:date>
    <meta:editing-duration>PT19H52M38S</meta:editing-duration>
    <meta:editing-cycles>3</meta:editing-cycles>
    <meta:generator>LibreOffice/5.1.6.2$Linux_X86_64 LibreOffice_project/10m0$Build-2</meta:generator>
    <meta:document-statistic meta:table-count="3" meta:cell-count="250" meta:object-count="0"/>
  </office:meta>
</office:document-meta>
</file>